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ndpoint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AbstractEndpoint( ServiceUnit serviceUnit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ndpoint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setEndpoint(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ndpoint.Abstrac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Endpoint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Endpoint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setDefinition( 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setService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ndpoint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setServiceUnit( ServiceUnit service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ndpoint.setDescription( Document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isExchangeOkay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ndpoint.getService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prepare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ndpoint.getKe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